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8384" officeooo:paragraph-rsid="000f8384"/>
    </style:style>
    <style:style style:name="P2" style:family="paragraph" style:parent-style-name="Standard" style:list-style-name="L1">
      <style:text-properties officeooo:rsid="000f8384" officeooo:paragraph-rsid="000f8384"/>
    </style:style>
    <style:style style:name="P3" style:family="paragraph" style:parent-style-name="Standard" style:list-style-name="L2">
      <style:text-properties officeooo:rsid="000f8384" officeooo:paragraph-rsid="000f8384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f8384" officeooo:paragraph-rsid="000f8384" style:font-size-asian="24pt" style:font-weight-asian="bold" style:font-size-complex="24pt" style:font-weight-complex="bold"/>
    </style:style>
    <style:style style:name="P5" style:family="paragraph" style:parent-style-name="Standard" style:list-style-name="L3">
      <style:text-properties officeooo:rsid="000f9229" officeooo:paragraph-rsid="000f9229"/>
    </style:style>
    <style:style style:name="P6" style:family="paragraph" style:parent-style-name="Standard" style:list-style-name="L3">
      <style:text-properties officeooo:rsid="000f9229" officeooo:paragraph-rsid="000fbb31"/>
    </style:style>
    <style:style style:name="P7" style:family="paragraph" style:parent-style-name="Standard" style:list-style-name="L3">
      <style:text-properties fo:font-size="14pt" fo:font-weight="bold" officeooo:rsid="000f9229" officeooo:paragraph-rsid="000f9229" style:font-weight-asian="bold" style:font-weight-complex="bold"/>
    </style:style>
    <style:style style:name="P8" style:family="paragraph" style:parent-style-name="Standard" style:list-style-name="L3">
      <style:text-properties fo:font-size="14pt" fo:font-weight="bold" officeooo:rsid="000feaf4" officeooo:paragraph-rsid="000feaf4" style:font-weight-asian="bold" style:font-weight-complex="bold"/>
    </style:style>
    <style:style style:name="P9" style:family="paragraph" style:parent-style-name="Standard" style:list-style-name="L3">
      <style:text-properties officeooo:rsid="000fbb31" officeooo:paragraph-rsid="000fbb31"/>
    </style:style>
    <style:style style:name="P10" style:family="paragraph" style:parent-style-name="Standard">
      <style:text-properties officeooo:rsid="000fbb31" officeooo:paragraph-rsid="000fbb31"/>
    </style:style>
    <style:style style:name="P11" style:family="paragraph" style:parent-style-name="Standard" style:list-style-name="">
      <style:text-properties fo:font-size="16pt" style:text-underline-style="solid" style:text-underline-width="auto" style:text-underline-color="font-color" fo:font-weight="bold" officeooo:rsid="000fbb31" officeooo:paragraph-rsid="000fbb31" style:font-weight-asian="bold" style:font-weight-complex="bold"/>
    </style:style>
    <style:style style:name="P12" style:family="paragraph" style:parent-style-name="Standard" style:list-style-name="L3">
      <style:text-properties officeooo:rsid="000feaf4" officeooo:paragraph-rsid="000feaf4"/>
    </style:style>
    <style:style style:name="P13" style:family="paragraph" style:parent-style-name="Standard" style:list-style-name="L3">
      <style:text-properties officeooo:rsid="00112509" officeooo:paragraph-rsid="00112509"/>
    </style:style>
    <style:style style:name="P14" style:family="paragraph" style:parent-style-name="Standard" style:list-style-name="L3">
      <style:paragraph-properties fo:break-before="page"/>
      <style:text-properties fo:font-size="16pt" style:text-underline-style="solid" style:text-underline-width="auto" style:text-underline-color="font-color" fo:font-weight="bold" officeooo:paragraph-rsid="000f9229" style:font-weight-asian="bold" style:font-weight-complex="bold"/>
    </style:style>
    <style:style style:name="P15" style:family="paragraph" style:parent-style-name="Standard" style:list-style-name="L3">
      <style:paragraph-properties fo:break-before="page"/>
      <style:text-properties fo:font-size="16pt" style:text-underline-style="solid" style:text-underline-width="auto" style:text-underline-color="font-color" fo:font-weight="bold" officeooo:rsid="000fbb31" officeooo:paragraph-rsid="000fbb31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f9229"/>
    </style:style>
    <style:style style:name="T4" style:family="text">
      <style:text-properties officeooo:rsid="001125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es chemins de la puissance :</text:p>
      <text:p text:style-name="P4">La Chine et le monde depuis 1949</text:p>
      <text:p text:style-name="P1"/>
      <text:p text:style-name="P1">« Laissez donc la Chine dormir, car lorsque la Chine s’éveillera le monde entier tremblera »</text:p>
      <text:p text:style-name="P1">Alain Peyrefitte 1973 </text:p>
      <text:p text:style-name="P1"/>
      <text:p text:style-name="P1">S’imposer : </text:p>
      <text:list xml:id="list7072684234125833680" text:style-name="L1">
        <text:list-item>
          <text:p text:style-name="P2">Pouvoir de faire </text:p>
        </text:list-item>
        <text:list-item>
          <text:p text:style-name="P2">Pouvoir de ne pas faire </text:p>
        </text:list-item>
        <text:list-item>
          <text:p text:style-name="P2">Pouvoir de faire faire </text:p>
        </text:list-item>
      </text:list>
      <text:p text:style-name="P1"/>
      <text:p text:style-name="P1">1949 : La Chine devient communiste et met fin à //</text:p>
      <text:p text:style-name="P1"/>
      <text:p text:style-name="P1">Avant :</text:p>
      <text:list xml:id="list5367613122072512175" text:style-name="L2">
        <text:list-item>
          <text:p text:style-name="P3">Chine = Empire</text:p>
        </text:list-item>
        <text:list-item>
          <text:p text:style-name="P3">idées de Confucius = contrôle de soi et respect de //</text:p>
        </text:list-item>
        <text:list-item>
          <text:p text:style-name="P3">18<text:span text:style-name="T1">e</text:span><text:span text:style-name="T2"> s</text:span> : La Chine domine </text:p>
        </text:list-item>
        <text:list-item>
          <text:p text:style-name="P3">19<text:span text:style-name="T1">e</text:span> s : Les occidentaux s’industrialisent et dominent la puissance chinoise</text:p>
        </text:list-item>
        <text:list-item>
          <text:p text:style-name="P3">La 1<text:span text:style-name="T1">re</text:span> GM permet à la Chine de se réimposer</text:p>
        </text:list-item>
        <text:list-item>
          <text:p text:style-name="P3">Années 20 : 2 parties partagent le pouvoir</text:p>
          <text:list>
            <text:list-item>
              <text:p text:style-name="P3">Chang Kai-Shek, Guomindang (nationaliste) </text:p>
              <text:list>
                <text:list-item>
                  <text:p text:style-name="P3">dictature d’inspiration fasciste et anti-communiste</text:p>
                </text:list-item>
              </text:list>
            </text:list-item>
            <text:list-item>
              <text:p text:style-name="P3">Mao Zedong, communiste </text:p>
            </text:list-item>
            <text:list-item>
              <text:p text:style-name="P3">→ Guerre civile entre nationalistes et communistes </text:p>
            </text:list-item>
          </text:list>
        </text:list-item>
        <text:list-item>
          <text:p text:style-name="P3">1927 : Mao Zedong fuit</text:p>
          <text:list>
            <text:list-item>
              <text:p text:style-name="P3">135 000 homme au départ </text:p>
            </text:list-item>
            <text:list-item>
              <text:p text:style-name="P3">30 000 en un an</text:p>
            </text:list-item>
          </text:list>
        </text:list-item>
        <text:list-item>
          <text:p text:style-name="P3">Les japonais en profitent pour envahir la Mandchourie en 1931, puis la Chine en 1937</text:p>
          <text:list>
            <text:list-item>
              <text:p text:style-name="P3">Massacres de Nankin</text:p>
            </text:list-item>
          </text:list>
        </text:list-item>
        <text:list-item>
          <text:p text:style-name="P3">2<text:span text:style-name="T1">e</text:span> GM, les japonais sont occupés et laissent la Chine tranquille</text:p>
        </text:list-item>
        <text:list-item>
          <text:p text:style-name="P3">Après la 2<text:span text:style-name="T1">e</text:span> GM, la guerre civile reprend </text:p>
        </text:list-item>
        <text:list-item>
          <text:p text:style-name="P3">La Chine est reconnue à l’ONU en juin 1945 </text:p>
        </text:list-item>
        <text:list-item>
          <text:p text:style-name="P3">Mao gagne la guerre civile</text:p>
          <text:p text:style-name="P3">Chang se réfugie en Taïwan</text:p>
        </text:list-item>
        <text:list-item>
          <text:p text:style-name="P3">Mao déclare la République Populaire de Chine, RPC</text:p>
        </text:list-item>
        <text:list-item>
          <text:p text:style-name="P3">La seule Chine reconnue est celle de Taïwan, pas celle de Mao Zedong </text:p>
        </text:list-item>
      </text:list>
      <text:p text:style-name="P1"/>
      <text:p text:style-name="P1">Comment, de 49 à auj, la puissance chinoise s’est-elle affirmée ?</text:p>
      <text:p text:style-name="P1"/>
      <text:p text:style-name="P1"/>
      <text:list xml:id="list7052342834746666079" text:style-name="L3">
        <text:list-item>
          <text:p text:style-name="P14"><text:span text:style-name="T3">Une Chine sous influence soviétique à la recherche d’une voie vers la puissance (49-76)</text:span></text:p>
          <text:list>
            <text:list-item>
              <text:p text:style-name="P7">D’une Chine sous influence soviétique …</text:p>
              <text:list>
                <text:list-item>
                  <text:p text:style-name="P5">La Chine étant désapprouvé par quasi tt le monde, elle se sent isolée </text:p>
                </text:list-item>
                <text:list-item>
                  <text:p text:style-name="P5">« L’URSS d’aujourd’hui, c’est la Chine de demain » – Mao Zedong </text:p>
                  <text:list>
                    <text:list-item>
                      <text:p text:style-name="P5">Il prend comme modèle l’URSS de Staline </text:p>
                    </text:list-item>
                    <text:list-item>
                      <text:p text:style-name="P5">Traité d’amitié entre Staline et Mao en 1950 </text:p>
                      <text:p text:style-name="P5">Aide financière et technique </text:p>
                    </text:list-item>
                  </text:list>
                </text:list-item>
                <text:list-item>
                  <text:p text:style-name="P5">Reconstruire la Chine par le communisme soviétique </text:p>
                  <text:list>
                    <text:list-item>
                      <text:p text:style-name="P5">Plan quinquennal </text:p>
                    </text:list-item>
                    <text:list-item>
                      <text:p text:style-name="P5">Le drapeau : Les couleurs, l’étoile </text:p>
                    </text:list-item>
                    <text:list-item>
                      <text:p text:style-name="P5">Les affiches de propagande, les timbres </text:p>
                    </text:list-item>
                    <text:list-item>
                      <text:p text:style-name="P5">Le culte de la personnalité </text:p>
                    </text:list-item>
                    <text:list-item>
                      <text:p text:style-name="P5">Le Iaogaï (= le Goulag) </text:p>
                    </text:list-item>
                  </text:list>
                </text:list-item>
              </text:list>
              <text:p text:style-name="P5"/>
            </text:list-item>
            <text:list-item>
              <text:p text:style-name="P7">… À la rupture</text:p>
              <text:list>
                <text:list-item>
                  <text:p text:style-name="P5">Nikita Khrouchtchev </text:p>
                  <text:list>
                    <text:list-item>
                      <text:p text:style-name="P5">Coexistence pacifique : Volonté de relations pacifiée entre l’URSS et les USA </text:p>
                    </text:list-item>
                    <text:list-item>
                      <text:p text:style-name="P5">Mao n’aime pas ça </text:p>
                    </text:list-item>
                    <text:list-item>
                      <text:p text:style-name="P5">Il décide mettre en place sa propre politique </text:p>
                    </text:list-item>
                  </text:list>
                </text:list-item>
                <text:list-item>
                  <text:p text:style-name="P6">« Le Grand Bond en avant » (1958-1961) </text:p>
                  <text:list>
                    <text:list-item>
                      <text:list>
                        <text:list-header>
                          <text:p text:style-name="P6">Agriculture, hauts fourneaux </text:p>
                        </text:list-header>
                      </text:list>
                    </text:list-item>
                    <text:list-item>
                      <text:p text:style-name="P9">Il organise les communes populaires </text:p>
                      <text:list>
                        <text:list-header>
                          <text:p text:style-name="P9">Plus de vie privée, tous sont répartis, chacun a sa tache, tous en commun</text:p>
                        </text:list-header>
                      </text:list>
                    </text:list-item>
                    <text:list-item>
                      <text:p text:style-name="P9">Au début ça marchait, mais il y a eu des périodes néfastes pour les récoltes</text:p>
                      <text:p text:style-name="P9">→ Les trois années noires (1958-1961)</text:p>
                    </text:list-item>
                    <text:list-item>
                      <text:p text:style-name="P9">Mao est alors complètement discrédité</text:p>
                    </text:list-item>
                  </text:list>
                </text:list-item>
                <text:list-item>
                  <text:p text:style-name="P9">Il décide de revenir en mettant en place la révolution culturelle (1966-1971) </text:p>
                  <text:list>
                    <text:list-item>
                      <text:p text:style-name="P9">Mao écrit un livre dans lequel il écrit ses idées : Le petit livre rouge (dès 1964) </text:p>
                    </text:list-item>
                    <text:list-item>
                      <text:p text:style-name="P9">Mobilisation des jeunes pour luter contre les opposants </text:p>
                    </text:list-item>
                    <text:list-item>
                      <text:p text:style-name="P9">Cependant, ils vont alors réaliser une véritable purge </text:p>
                    </text:list-item>
                    <text:list-item>
                      <text:p text:style-name="P9">Ça à échappé à Mao, mais il reprend le pouvoir 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1"/>
      <text:list xml:id="list135721118275023" text:continue-numbering="true" text:style-name="L3">
        <text:list-item>
          <text:p text:style-name="P15">L’Affirmation sur la scène internationale (des années 50 aux années 70)</text:p>
          <text:list>
            <text:list-item>
              <text:p text:style-name="P8">La Chine, une puissance asiatique</text:p>
              <text:list>
                <text:list-item>
                  <text:p text:style-name="P12">Invasion du Tibet en 1950 </text:p>
                  <text:p text:style-name="P12">Tibet annexé en 1951 </text:p>
                </text:list-item>
                <text:list-item>
                  <text:p text:style-name="P12">Invasion au Cambodge </text:p>
                  <text:list>
                    <text:list-item>
                      <text:p text:style-name="P12">Les Khmers rouges : génocide au Cambodge </text:p>
                    </text:list-item>
                  </text:list>
                </text:list-item>
                <text:list-item>
                  <text:p text:style-name="P12">Soutient aux communistes asiatiques : </text:p>
                  <text:list>
                    <text:list-item>
                      <text:p text:style-name="P12">Corée du Nord, Vietnam, Indochine </text:p>
                    </text:list-item>
                  </text:list>
                </text:list-item>
              </text:list>
              <text:p text:style-name="P12"/>
            </text:list-item>
            <text:list-item>
              <text:p text:style-name="P8">La Chine leader du Tiers-Monde</text:p>
              <text:list>
                <text:list-item>
                  <text:p text:style-name="P12">Tiers-Monde : Les pays qui ne veulent pas venir dans la Guerre Froide </text:p>
                  <text:list>
                    <text:list-item>
                      <text:p text:style-name="P12">Il y avait les Communistes (URSS), l’Occident (USA) </text:p>
                    </text:list-item>
                    <text:list-item>
                      <text:p text:style-name="P12">Le Tiers-Monde, c’est ceux qui sortent de la décolonisation et qui refusent <text:span text:style-name="T4">la domination</text:span> de l’Amérique, <text:span text:style-name="T4">ni</text:span> de l’URSS </text:p>
                    </text:list-item>
                    <text:list-item>
                      <text:p text:style-name="P12">Né en 1955 </text:p>
                    </text:list-item>
                    <text:list-item>
                      <text:p text:style-name="P13">La Chine, en rupture avec l’URSS, propose à ces pays de les soutenir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3:08:59.580000000</meta:creation-date>
    <dc:date>2019-05-10T13:57:20.124000000</dc:date>
    <meta:editing-duration>PT1M48S</meta:editing-duration>
    <meta:editing-cycles>1</meta:editing-cycles>
    <meta:document-statistic meta:table-count="0" meta:image-count="0" meta:object-count="0" meta:page-count="3" meta:paragraph-count="78" meta:word-count="639" meta:character-count="3379" meta:non-whitespace-character-count="2837"/>
    <meta:generator>LibreOffice/5.1.6.2$Windows_x86 LibreOffice_project/07ac168c60a517dba0f0d7bc7540f5afa45f0909</meta:generator>
  </office:meta>
</office:document-meta>
</file>